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Y-1281">
            <text:p>Y-1281</text:p>
          </table:table-cell>
          <table:table-cell office:value-type="float" office:value="39.483">
            <text:p>39.483</text:p>
          </table:table-cell>
          <table:table-cell office:value-type="float" office:value="-74.424">
            <text:p>-74.424</text:p>
          </table:table-cell>
          <table:table-cell office:value-type="float" office:value="3000.0">
            <text:p>3000.0</text:p>
          </table:table-cell>
          <table:table-cell office:value-type="float" office:value="90.0">
            <text:p>9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645">
            <text:p>-4.645</text:p>
          </table:table-cell>
          <table:table-cell office:value-type="float" office:value="0.7701">
            <text:p>0.7701</text:p>
          </table:table-cell>
          <table:table-cell office:value-type="float" office:value="0.7701">
            <text:p>0.7701</text:p>
          </table:table-cell>
          <table:table-cell office:value-type="string" office:value="StuiverDaddario1963,EngelhartHorton2012">
            <text:p>StuiverDaddario1963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GX-31526">
            <text:p>GX-31526</text:p>
          </table:table-cell>
          <table:table-cell office:value-type="float" office:value="39.304">
            <text:p>39.304</text:p>
          </table:table-cell>
          <table:table-cell office:value-type="float" office:value="-74.588">
            <text:p>-74.588</text:p>
          </table:table-cell>
          <table:table-cell office:value-type="float" office:value="2960.0">
            <text:p>2960.0</text:p>
          </table:table-cell>
          <table:table-cell office:value-type="float" office:value="70.0">
            <text:p>70.0</text:p>
          </table:table-cell>
          <table:table-cell office:value-type="string" office:value="Elphidium spp.">
            <text:p>Elphidium spp.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5.18">
            <text:p>-5.18</text:p>
          </table:table-cell>
          <table:table-cell office:value-type="float" office:value="0.1873">
            <text:p>0.1873</text:p>
          </table:table-cell>
          <table:table-cell office:value-type="float" office:value="0.1873">
            <text:p>0.1873</text:p>
          </table:table-cell>
          <table:table-cell office:value-type="string" office:value="MillerEtal2009,EngelhartHorton2012">
            <text:p>MillerEtal2009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GX-2966">
            <text:p>GX-2966</text:p>
          </table:table-cell>
          <table:table-cell office:value-type="float" office:value="39.412">
            <text:p>39.412</text:p>
          </table:table-cell>
          <table:table-cell office:value-type="float" office:value="-74.123">
            <text:p>-74.123</text:p>
          </table:table-cell>
          <table:table-cell office:value-type="float" office:value="7600.0">
            <text:p>7600.0</text:p>
          </table:table-cell>
          <table:table-cell office:value-type="float" office:value="300.0">
            <text:p>3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0.145">
            <text:p>-30.145</text:p>
          </table:table-cell>
          <table:table-cell office:value-type="float" office:value="1.5317">
            <text:p>1.5317</text:p>
          </table:table-cell>
          <table:table-cell office:value-type="float" office:value="1.5317">
            <text:p>1.5317</text:p>
          </table:table-cell>
          <table:table-cell office:value-type="string" office:value="FieldEtal1979,EngelhartHorton2012">
            <text:p>FieldEtal1979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GX-30881">
            <text:p>GX-30881</text:p>
          </table:table-cell>
          <table:table-cell office:value-type="float" office:value="39.305">
            <text:p>39.305</text:p>
          </table:table-cell>
          <table:table-cell office:value-type="float" office:value="-74.585">
            <text:p>-74.585</text:p>
          </table:table-cell>
          <table:table-cell office:value-type="float" office:value="3770.0">
            <text:p>3770.0</text:p>
          </table:table-cell>
          <table:table-cell office:value-type="float" office:value="40.0">
            <text:p>40.0</text:p>
          </table:table-cell>
          <table:table-cell office:value-type="string" office:value="Elphidium spp.">
            <text:p>Elphidium spp.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6.98">
            <text:p>-6.98</text:p>
          </table:table-cell>
          <table:table-cell office:value-type="float" office:value="0.1892">
            <text:p>0.1892</text:p>
          </table:table-cell>
          <table:table-cell office:value-type="float" office:value="0.1892">
            <text:p>0.1892</text:p>
          </table:table-cell>
          <table:table-cell office:value-type="string" office:value="MillerEtal2009,EngelhartHorton2012">
            <text:p>MillerEtal2009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BETA-124176">
            <text:p>BETA-124176</text:p>
          </table:table-cell>
          <table:table-cell office:value-type="float" office:value="39.184">
            <text:p>39.184</text:p>
          </table:table-cell>
          <table:table-cell office:value-type="float" office:value="-74.6713">
            <text:p>-74.6713</text:p>
          </table:table-cell>
          <table:table-cell office:value-type="float" office:value="290.0">
            <text:p>290.0</text:p>
          </table:table-cell>
          <table:table-cell office:value-type="float" office:value="50.0">
            <text:p>5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89">
            <text:p>-0.89</text:p>
          </table:table-cell>
          <table:table-cell office:value-type="float" office:value="0.7943">
            <text:p>0.7943</text:p>
          </table:table-cell>
          <table:table-cell office:value-type="float" office:value="0.7943">
            <text:p>0.7943</text:p>
          </table:table-cell>
          <table:table-cell office:value-type="string" office:value="DonnellyEtal2001,EngelhartHorton2012">
            <text:p>DonnellyEtal2001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BETA-131490">
            <text:p>BETA-131490</text:p>
          </table:table-cell>
          <table:table-cell office:value-type="float" office:value="39.184">
            <text:p>39.184</text:p>
          </table:table-cell>
          <table:table-cell office:value-type="float" office:value="-74.6713">
            <text:p>-74.6713</text:p>
          </table:table-cell>
          <table:table-cell office:value-type="float" office:value="220.0">
            <text:p>220.0</text:p>
          </table:table-cell>
          <table:table-cell office:value-type="float" office:value="40.0">
            <text:p>4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66">
            <text:p>-0.66</text:p>
          </table:table-cell>
          <table:table-cell office:value-type="float" office:value="0.7943">
            <text:p>0.7943</text:p>
          </table:table-cell>
          <table:table-cell office:value-type="float" office:value="0.7943">
            <text:p>0.7943</text:p>
          </table:table-cell>
          <table:table-cell office:value-type="string" office:value="DonnellyEtal2001,EngelhartHorton2012">
            <text:p>DonnellyEtal2001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BETA-124177">
            <text:p>BETA-124177</text:p>
          </table:table-cell>
          <table:table-cell office:value-type="float" office:value="39.184">
            <text:p>39.184</text:p>
          </table:table-cell>
          <table:table-cell office:value-type="float" office:value="-74.6713">
            <text:p>-74.6713</text:p>
          </table:table-cell>
          <table:table-cell office:value-type="float" office:value="300.0">
            <text:p>300.0</text:p>
          </table:table-cell>
          <table:table-cell office:value-type="float" office:value="40.0">
            <text:p>4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79">
            <text:p>-0.79</text:p>
          </table:table-cell>
          <table:table-cell office:value-type="float" office:value="0.7943">
            <text:p>0.7943</text:p>
          </table:table-cell>
          <table:table-cell office:value-type="float" office:value="0.7943">
            <text:p>0.7943</text:p>
          </table:table-cell>
          <table:table-cell office:value-type="string" office:value="DonnellyEtal2001,EngelhartHorton2012">
            <text:p>DonnellyEtal2001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BETA-131489">
            <text:p>BETA-131489</text:p>
          </table:table-cell>
          <table:table-cell office:value-type="float" office:value="39.184">
            <text:p>39.184</text:p>
          </table:table-cell>
          <table:table-cell office:value-type="float" office:value="-74.6713">
            <text:p>-74.6713</text:p>
          </table:table-cell>
          <table:table-cell office:value-type="float" office:value="230.0">
            <text:p>230.0</text:p>
          </table:table-cell>
          <table:table-cell office:value-type="float" office:value="40.0">
            <text:p>4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4">
            <text:p>-0.94</text:p>
          </table:table-cell>
          <table:table-cell office:value-type="float" office:value="0.7943">
            <text:p>0.7943</text:p>
          </table:table-cell>
          <table:table-cell office:value-type="float" office:value="0.7943">
            <text:p>0.7943</text:p>
          </table:table-cell>
          <table:table-cell office:value-type="string" office:value="DonnellyEtal2001,EngelhartHorton2012">
            <text:p>DonnellyEtal2001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Y-1331">
            <text:p>Y-1331</text:p>
          </table:table-cell>
          <table:table-cell office:value-type="float" office:value="39.485">
            <text:p>39.485</text:p>
          </table:table-cell>
          <table:table-cell office:value-type="float" office:value="-74.426">
            <text:p>-74.426</text:p>
          </table:table-cell>
          <table:table-cell office:value-type="float" office:value="1890.0">
            <text:p>1890.0</text:p>
          </table:table-cell>
          <table:table-cell office:value-type="float" office:value="40.0">
            <text:p>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545">
            <text:p>-2.545</text:p>
          </table:table-cell>
          <table:table-cell office:value-type="float" office:value="0.7696">
            <text:p>0.7696</text:p>
          </table:table-cell>
          <table:table-cell office:value-type="float" office:value="0.7696">
            <text:p>0.7696</text:p>
          </table:table-cell>
          <table:table-cell office:value-type="string" office:value="StuiverDaddario1963,EngelhartHorton2012">
            <text:p>StuiverDaddario1963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BETA-128149">
            <text:p>BETA-128149</text:p>
          </table:table-cell>
          <table:table-cell office:value-type="float" office:value="39.184">
            <text:p>39.184</text:p>
          </table:table-cell>
          <table:table-cell office:value-type="float" office:value="-74.6713">
            <text:p>-74.6713</text:p>
          </table:table-cell>
          <table:table-cell office:value-type="float" office:value="210.0">
            <text:p>210.0</text:p>
          </table:table-cell>
          <table:table-cell office:value-type="float" office:value="40.0">
            <text:p>4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5">
            <text:p>-0.55</text:p>
          </table:table-cell>
          <table:table-cell office:value-type="float" office:value="0.7943">
            <text:p>0.7943</text:p>
          </table:table-cell>
          <table:table-cell office:value-type="float" office:value="0.7943">
            <text:p>0.7943</text:p>
          </table:table-cell>
          <table:table-cell office:value-type="string" office:value="DonnellyEtal2001,EngelhartHorton2012">
            <text:p>DonnellyEtal2001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GX-30880">
            <text:p>GX-30880</text:p>
          </table:table-cell>
          <table:table-cell office:value-type="float" office:value="39.305">
            <text:p>39.305</text:p>
          </table:table-cell>
          <table:table-cell office:value-type="float" office:value="-74.585">
            <text:p>-74.585</text:p>
          </table:table-cell>
          <table:table-cell office:value-type="float" office:value="2880.0">
            <text:p>2880.0</text:p>
          </table:table-cell>
          <table:table-cell office:value-type="float" office:value="30.0">
            <text:p>30.0</text:p>
          </table:table-cell>
          <table:table-cell office:value-type="string" office:value="Elphidium spp.">
            <text:p>Elphidium spp.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5.15">
            <text:p>-5.15</text:p>
          </table:table-cell>
          <table:table-cell office:value-type="float" office:value="0.1817">
            <text:p>0.1817</text:p>
          </table:table-cell>
          <table:table-cell office:value-type="float" office:value="0.1817">
            <text:p>0.1817</text:p>
          </table:table-cell>
          <table:table-cell office:value-type="string" office:value="MillerEtal2009,EngelhartHorton2012">
            <text:p>MillerEtal2009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Y-1284">
            <text:p>Y-1284</text:p>
          </table:table-cell>
          <table:table-cell office:value-type="float" office:value="39.426">
            <text:p>39.426</text:p>
          </table:table-cell>
          <table:table-cell office:value-type="float" office:value="-74.39">
            <text:p>-74.39</text:p>
          </table:table-cell>
          <table:table-cell office:value-type="float" office:value="5890.0">
            <text:p>589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2.945">
            <text:p>-12.945</text:p>
          </table:table-cell>
          <table:table-cell office:value-type="float" office:value="0.7746">
            <text:p>0.7746</text:p>
          </table:table-cell>
          <table:table-cell office:value-type="float" office:value="0.7746">
            <text:p>0.7746</text:p>
          </table:table-cell>
          <table:table-cell office:value-type="string" office:value="StuiverDaddario1963,EngelhartHorton2012">
            <text:p>StuiverDaddario1963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QC-842">
            <text:p>QC-842</text:p>
          </table:table-cell>
          <table:table-cell office:value-type="float" office:value="40.4">
            <text:p>40.4</text:p>
          </table:table-cell>
          <table:table-cell office:value-type="float" office:value="-74.3">
            <text:p>-74.3</text:p>
          </table:table-cell>
          <table:table-cell office:value-type="float" office:value="2080.0">
            <text:p>2080.0</text:p>
          </table:table-cell>
          <table:table-cell office:value-type="float" office:value="160.0">
            <text:p>16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315">
            <text:p>-3.315</text:p>
          </table:table-cell>
          <table:table-cell office:value-type="float" office:value="0.8464">
            <text:p>0.8464</text:p>
          </table:table-cell>
          <table:table-cell office:value-type="float" office:value="0.8464">
            <text:p>0.8464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BETA-129433">
            <text:p>BETA-129433</text:p>
          </table:table-cell>
          <table:table-cell office:value-type="float" office:value="39.184">
            <text:p>39.184</text:p>
          </table:table-cell>
          <table:table-cell office:value-type="float" office:value="-74.6713">
            <text:p>-74.6713</text:p>
          </table:table-cell>
          <table:table-cell office:value-type="float" office:value="60.0">
            <text:p>60.0</text:p>
          </table:table-cell>
          <table:table-cell office:value-type="float" office:value="40.0">
            <text:p>4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7">
            <text:p>-0.57</text:p>
          </table:table-cell>
          <table:table-cell office:value-type="float" office:value="0.7943">
            <text:p>0.7943</text:p>
          </table:table-cell>
          <table:table-cell office:value-type="float" office:value="0.7943">
            <text:p>0.7943</text:p>
          </table:table-cell>
          <table:table-cell office:value-type="string" office:value="DonnellyEtal2001,EngelhartHorton2012">
            <text:p>DonnellyEtal2001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Y-1283">
            <text:p>Y-1283</text:p>
          </table:table-cell>
          <table:table-cell office:value-type="float" office:value="39.454">
            <text:p>39.454</text:p>
          </table:table-cell>
          <table:table-cell office:value-type="float" office:value="-74.405">
            <text:p>-74.405</text:p>
          </table:table-cell>
          <table:table-cell office:value-type="float" office:value="4760.0">
            <text:p>4760.0</text:p>
          </table:table-cell>
          <table:table-cell office:value-type="float" office:value="80.0">
            <text:p>8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.245">
            <text:p>-10.245</text:p>
          </table:table-cell>
          <table:table-cell office:value-type="float" office:value="0.7764">
            <text:p>0.7764</text:p>
          </table:table-cell>
          <table:table-cell office:value-type="float" office:value="0.7764">
            <text:p>0.7764</text:p>
          </table:table-cell>
          <table:table-cell office:value-type="string" office:value="StuiverDaddario1963,EngelhartHorton2012">
            <text:p>StuiverDaddario1963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GX-30879">
            <text:p>GX-30879</text:p>
          </table:table-cell>
          <table:table-cell office:value-type="float" office:value="39.305">
            <text:p>39.305</text:p>
          </table:table-cell>
          <table:table-cell office:value-type="float" office:value="-74.585">
            <text:p>-74.585</text:p>
          </table:table-cell>
          <table:table-cell office:value-type="float" office:value="2580.0">
            <text:p>2580.0</text:p>
          </table:table-cell>
          <table:table-cell office:value-type="float" office:value="30.0">
            <text:p>30.0</text:p>
          </table:table-cell>
          <table:table-cell office:value-type="string" office:value="Elphidium spp.">
            <text:p>Elphidium spp.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4.54">
            <text:p>-4.54</text:p>
          </table:table-cell>
          <table:table-cell office:value-type="float" office:value="0.1786">
            <text:p>0.1786</text:p>
          </table:table-cell>
          <table:table-cell office:value-type="float" office:value="0.1786">
            <text:p>0.1786</text:p>
          </table:table-cell>
          <table:table-cell office:value-type="string" office:value="MillerEtal2009,EngelhartHorton2012">
            <text:p>MillerEtal2009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BETA-129432">
            <text:p>BETA-129432</text:p>
          </table:table-cell>
          <table:table-cell office:value-type="float" office:value="39.184">
            <text:p>39.184</text:p>
          </table:table-cell>
          <table:table-cell office:value-type="float" office:value="-74.6713">
            <text:p>-74.6713</text:p>
          </table:table-cell>
          <table:table-cell office:value-type="float" office:value="110.0">
            <text:p>110.0</text:p>
          </table:table-cell>
          <table:table-cell office:value-type="float" office:value="40.0">
            <text:p>4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66">
            <text:p>-0.66</text:p>
          </table:table-cell>
          <table:table-cell office:value-type="float" office:value="0.7943">
            <text:p>0.7943</text:p>
          </table:table-cell>
          <table:table-cell office:value-type="float" office:value="0.7943">
            <text:p>0.7943</text:p>
          </table:table-cell>
          <table:table-cell office:value-type="string" office:value="DonnellyEtal2001,EngelhartHorton2012">
            <text:p>DonnellyEtal2001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Y-1282">
            <text:p>Y-1282</text:p>
          </table:table-cell>
          <table:table-cell office:value-type="float" office:value="39.479">
            <text:p>39.479</text:p>
          </table:table-cell>
          <table:table-cell office:value-type="float" office:value="-74.419">
            <text:p>-74.419</text:p>
          </table:table-cell>
          <table:table-cell office:value-type="float" office:value="3830.0">
            <text:p>383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7.345">
            <text:p>-7.345</text:p>
          </table:table-cell>
          <table:table-cell office:value-type="float" office:value="0.7727">
            <text:p>0.7727</text:p>
          </table:table-cell>
          <table:table-cell office:value-type="float" office:value="0.7727">
            <text:p>0.7727</text:p>
          </table:table-cell>
          <table:table-cell office:value-type="string" office:value="StuiverDaddario1963,EngelhartHorton2012">
            <text:p>StuiverDaddario1963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GX-19018">
            <text:p>GX-19018</text:p>
          </table:table-cell>
          <table:table-cell office:value-type="float" office:value="39.803">
            <text:p>39.803</text:p>
          </table:table-cell>
          <table:table-cell office:value-type="float" office:value="-74.094">
            <text:p>-74.094</text:p>
          </table:table-cell>
          <table:table-cell office:value-type="float" office:value="4532.0">
            <text:p>4532.0</text:p>
          </table:table-cell>
          <table:table-cell office:value-type="float" office:value="58.0">
            <text:p>58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4">
            <text:p>0.4</text:p>
          </table:table-cell>
          <table:table-cell office:value-type="float" office:value="0.1786">
            <text:p>0.1786</text:p>
          </table:table-cell>
          <table:table-cell office:value-type="float" office:value="0.1786">
            <text:p>0.1786</text:p>
          </table:table-cell>
          <table:table-cell office:value-type="string" office:value="MillerEtal2009,EngelhartHorton2012">
            <text:p>MillerEtal2009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OS-34134">
            <text:p>OS-34134</text:p>
          </table:table-cell>
          <table:table-cell office:value-type="float" office:value="39.51">
            <text:p>39.51</text:p>
          </table:table-cell>
          <table:table-cell office:value-type="float" office:value="-74.32">
            <text:p>-74.32</text:p>
          </table:table-cell>
          <table:table-cell office:value-type="float" office:value="2890.0">
            <text:p>2890.0</text:p>
          </table:table-cell>
          <table:table-cell office:value-type="float" office:value="30.0">
            <text:p>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11">
            <text:p>-5.11</text:p>
          </table:table-cell>
          <table:table-cell office:value-type="float" office:value="0.309">
            <text:p>0.309</text:p>
          </table:table-cell>
          <table:table-cell office:value-type="float" office:value="0.309">
            <text:p>0.309</text:p>
          </table:table-cell>
          <table:table-cell office:value-type="string" office:value="MillerEtal2009,EngelhartHorton2012">
            <text:p>MillerEtal2009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QC-844">
            <text:p>QC-844</text:p>
          </table:table-cell>
          <table:table-cell office:value-type="float" office:value="40.4">
            <text:p>40.4</text:p>
          </table:table-cell>
          <table:table-cell office:value-type="float" office:value="-74.3">
            <text:p>-74.3</text:p>
          </table:table-cell>
          <table:table-cell office:value-type="float" office:value="1210.0">
            <text:p>1210.0</text:p>
          </table:table-cell>
          <table:table-cell office:value-type="float" office:value="185.0">
            <text:p>18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615">
            <text:p>-2.615</text:p>
          </table:table-cell>
          <table:table-cell office:value-type="float" office:value="0.8464">
            <text:p>0.8464</text:p>
          </table:table-cell>
          <table:table-cell office:value-type="float" office:value="0.8464">
            <text:p>0.8464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OS-3415">
            <text:p>OS-3415</text:p>
          </table:table-cell>
          <table:table-cell office:value-type="float" office:value="39.51">
            <text:p>39.51</text:p>
          </table:table-cell>
          <table:table-cell office:value-type="float" office:value="-74.32">
            <text:p>-74.32</text:p>
          </table:table-cell>
          <table:table-cell office:value-type="float" office:value="7340.0">
            <text:p>7340.0</text:p>
          </table:table-cell>
          <table:table-cell office:value-type="float" office:value="35.0">
            <text:p>35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7.14">
            <text:p>-7.14</text:p>
          </table:table-cell>
          <table:table-cell office:value-type="float" office:value="0.1936">
            <text:p>0.1936</text:p>
          </table:table-cell>
          <table:table-cell office:value-type="float" office:value="0.1936">
            <text:p>0.1936</text:p>
          </table:table-cell>
          <table:table-cell office:value-type="string" office:value="MillerEtal2009,EngelhartHorton2012">
            <text:p>MillerEtal2009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OS-34136">
            <text:p>OS-34136</text:p>
          </table:table-cell>
          <table:table-cell office:value-type="float" office:value="39.51">
            <text:p>39.51</text:p>
          </table:table-cell>
          <table:table-cell office:value-type="float" office:value="-74.32">
            <text:p>-74.32</text:p>
          </table:table-cell>
          <table:table-cell office:value-type="float" office:value="1200.0">
            <text:p>1200.0</text:p>
          </table:table-cell>
          <table:table-cell office:value-type="float" office:value="35.0">
            <text:p>3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45">
            <text:p>-1.45</text:p>
          </table:table-cell>
          <table:table-cell office:value-type="float" office:value="0.3058">
            <text:p>0.3058</text:p>
          </table:table-cell>
          <table:table-cell office:value-type="float" office:value="0.3058">
            <text:p>0.3058</text:p>
          </table:table-cell>
          <table:table-cell office:value-type="string" office:value="MillerEtal2009,EngelhartHorton2012">
            <text:p>MillerEtal2009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New_Jersey-10">
            <text:p>New_Jersey-10</text:p>
          </table:table-cell>
          <table:table-cell office:value-type="float" office:value="39.549">
            <text:p>39.549</text:p>
          </table:table-cell>
          <table:table-cell office:value-type="float" office:value="-74.342">
            <text:p>-74.342</text:p>
          </table:table-cell>
          <table:table-cell office:value-type="float" office:value="3050.0">
            <text:p>3050.0</text:p>
          </table:table-cell>
          <table:table-cell office:value-type="float" office:value="95.0">
            <text:p>9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945">
            <text:p>-6.945</text:p>
          </table:table-cell>
          <table:table-cell office:value-type="float" office:value="0.7798">
            <text:p>0.7798</text:p>
          </table:table-cell>
          <table:table-cell office:value-type="float" office:value="0.7798">
            <text:p>0.7798</text:p>
          </table:table-cell>
          <table:table-cell office:value-type="string" office:value="Psuty1986,EngelhartHorton2012">
            <text:p>Psuty1986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New_Jersey-1">
            <text:p>New_Jersey-1</text:p>
          </table:table-cell>
          <table:table-cell office:value-type="float" office:value="39.417">
            <text:p>39.417</text:p>
          </table:table-cell>
          <table:table-cell office:value-type="float" office:value="-74.256">
            <text:p>-74.256</text:p>
          </table:table-cell>
          <table:table-cell office:value-type="float" office:value="7130.0">
            <text:p>713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7.615">
            <text:p>-17.615</text:p>
          </table:table-cell>
          <table:table-cell office:value-type="float" office:value="0.6043">
            <text:p>0.6043</text:p>
          </table:table-cell>
          <table:table-cell office:value-type="float" office:value="0.6043">
            <text:p>0.6043</text:p>
          </table:table-cell>
          <table:table-cell office:value-type="string" office:value="MillerEtal2009,EngelhartHorton2012">
            <text:p>MillerEtal2009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OS-70445">
            <text:p>OS-70445</text:p>
          </table:table-cell>
          <table:table-cell office:value-type="float" office:value="39.495">
            <text:p>39.495</text:p>
          </table:table-cell>
          <table:table-cell office:value-type="float" office:value="-74.4183">
            <text:p>-74.4183</text:p>
          </table:table-cell>
          <table:table-cell office:value-type="float" office:value="1541.0">
            <text:p>1541.0</text:p>
          </table:table-cell>
          <table:table-cell office:value-type="float" office:value="14.0">
            <text:p>14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93">
            <text:p>-2.93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EngelhartHorton2012">
            <text:p>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QC-896">
            <text:p>QC-896</text:p>
          </table:table-cell>
          <table:table-cell office:value-type="float" office:value="40.4">
            <text:p>40.4</text:p>
          </table:table-cell>
          <table:table-cell office:value-type="float" office:value="-74.3">
            <text:p>-74.3</text:p>
          </table:table-cell>
          <table:table-cell office:value-type="float" office:value="7320.0">
            <text:p>7320.0</text:p>
          </table:table-cell>
          <table:table-cell office:value-type="float" office:value="185.0">
            <text:p>185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1.24">
            <text:p>-11.24</text:p>
          </table:table-cell>
          <table:table-cell office:value-type="float" office:value="0.59">
            <text:p>0.59</text:p>
          </table:table-cell>
          <table:table-cell office:value-type="float" office:value="0.59">
            <text:p>0.59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OS-66518">
            <text:p>OS-66518</text:p>
          </table:table-cell>
          <table:table-cell office:value-type="float" office:value="39.495">
            <text:p>39.495</text:p>
          </table:table-cell>
          <table:table-cell office:value-type="float" office:value="-74.4183">
            <text:p>-74.4183</text:p>
          </table:table-cell>
          <table:table-cell office:value-type="float" office:value="950.0">
            <text:p>950.0</text:p>
          </table:table-cell>
          <table:table-cell office:value-type="float" office:value="30.0">
            <text:p>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09">
            <text:p>-2.09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EngelhartHorton2012">
            <text:p>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OS-66514">
            <text:p>OS-66514</text:p>
          </table:table-cell>
          <table:table-cell office:value-type="float" office:value="39.495">
            <text:p>39.495</text:p>
          </table:table-cell>
          <table:table-cell office:value-type="float" office:value="-74.4183">
            <text:p>-74.4183</text:p>
          </table:table-cell>
          <table:table-cell office:value-type="float" office:value="1550.0">
            <text:p>1550.0</text:p>
          </table:table-cell>
          <table:table-cell office:value-type="float" office:value="25.0">
            <text:p>2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03">
            <text:p>-3.03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EngelhartHorton2012">
            <text:p>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BETA-123305">
            <text:p>BETA-123305</text:p>
          </table:table-cell>
          <table:table-cell office:value-type="float" office:value="39.184">
            <text:p>39.184</text:p>
          </table:table-cell>
          <table:table-cell office:value-type="float" office:value="-74.671">
            <text:p>-74.671</text:p>
          </table:table-cell>
          <table:table-cell office:value-type="float" office:value="560.0">
            <text:p>560.0</text:p>
          </table:table-cell>
          <table:table-cell office:value-type="float" office:value="50.0">
            <text:p>5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27">
            <text:p>-1.27</text:p>
          </table:table-cell>
          <table:table-cell office:value-type="float" office:value="0.7943">
            <text:p>0.7943</text:p>
          </table:table-cell>
          <table:table-cell office:value-type="float" office:value="0.7943">
            <text:p>0.7943</text:p>
          </table:table-cell>
          <table:table-cell office:value-type="string" office:value="DonnellyEtal2001,EngelhartHorton2012">
            <text:p>DonnellyEtal2001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OS-70446">
            <text:p>OS-70446</text:p>
          </table:table-cell>
          <table:table-cell office:value-type="float" office:value="39.495">
            <text:p>39.495</text:p>
          </table:table-cell>
          <table:table-cell office:value-type="float" office:value="-74.4183">
            <text:p>-74.4183</text:p>
          </table:table-cell>
          <table:table-cell office:value-type="float" office:value="319.0">
            <text:p>319.0</text:p>
          </table:table-cell>
          <table:table-cell office:value-type="float" office:value="13.0">
            <text:p>13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52">
            <text:p>-1.52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EngelhartHorton2012">
            <text:p>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QC-855">
            <text:p>QC-855</text:p>
          </table:table-cell>
          <table:table-cell office:value-type="float" office:value="39.2">
            <text:p>39.2</text:p>
          </table:table-cell>
          <table:table-cell office:value-type="float" office:value="-74.7">
            <text:p>-74.7</text:p>
          </table:table-cell>
          <table:table-cell office:value-type="float" office:value="3960.0">
            <text:p>3960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7.36">
            <text:p>-7.36</text:p>
          </table:table-cell>
          <table:table-cell office:value-type="float" office:value="0.8112">
            <text:p>0.8112</text:p>
          </table:table-cell>
          <table:table-cell office:value-type="float" office:value="0.8112">
            <text:p>0.8112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QC-854">
            <text:p>QC-854</text:p>
          </table:table-cell>
          <table:table-cell office:value-type="float" office:value="39.2">
            <text:p>39.2</text:p>
          </table:table-cell>
          <table:table-cell office:value-type="float" office:value="-74.7">
            <text:p>-74.7</text:p>
          </table:table-cell>
          <table:table-cell office:value-type="float" office:value="3440.0">
            <text:p>3440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51">
            <text:p>-5.51</text:p>
          </table:table-cell>
          <table:table-cell office:value-type="float" office:value="0.8098">
            <text:p>0.8098</text:p>
          </table:table-cell>
          <table:table-cell office:value-type="float" office:value="0.8098">
            <text:p>0.8098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QC-853">
            <text:p>QC-853</text:p>
          </table:table-cell>
          <table:table-cell office:value-type="float" office:value="39.2">
            <text:p>39.2</text:p>
          </table:table-cell>
          <table:table-cell office:value-type="float" office:value="-74.7">
            <text:p>-74.7</text:p>
          </table:table-cell>
          <table:table-cell office:value-type="float" office:value="2760.0">
            <text:p>276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76">
            <text:p>-4.76</text:p>
          </table:table-cell>
          <table:table-cell office:value-type="float" office:value="0.802">
            <text:p>0.802</text:p>
          </table:table-cell>
          <table:table-cell office:value-type="float" office:value="0.802">
            <text:p>0.802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QC-852">
            <text:p>QC-852</text:p>
          </table:table-cell>
          <table:table-cell office:value-type="float" office:value="39.18">
            <text:p>39.18</text:p>
          </table:table-cell>
          <table:table-cell office:value-type="float" office:value="-74.73">
            <text:p>-74.73</text:p>
          </table:table-cell>
          <table:table-cell office:value-type="float" office:value="2260.0">
            <text:p>226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51">
            <text:p>-3.51</text:p>
          </table:table-cell>
          <table:table-cell office:value-type="float" office:value="0.8014">
            <text:p>0.8014</text:p>
          </table:table-cell>
          <table:table-cell office:value-type="float" office:value="0.8014">
            <text:p>0.8014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QC-851">
            <text:p>QC-851</text:p>
          </table:table-cell>
          <table:table-cell office:value-type="float" office:value="39.2">
            <text:p>39.2</text:p>
          </table:table-cell>
          <table:table-cell office:value-type="float" office:value="-74.7">
            <text:p>-74.7</text:p>
          </table:table-cell>
          <table:table-cell office:value-type="float" office:value="2345.0">
            <text:p>2345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81">
            <text:p>-2.81</text:p>
          </table:table-cell>
          <table:table-cell office:value-type="float" office:value="0.8014">
            <text:p>0.8014</text:p>
          </table:table-cell>
          <table:table-cell office:value-type="float" office:value="0.8014">
            <text:p>0.8014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QC-850">
            <text:p>QC-850</text:p>
          </table:table-cell>
          <table:table-cell office:value-type="float" office:value="39.2">
            <text:p>39.2</text:p>
          </table:table-cell>
          <table:table-cell office:value-type="float" office:value="-74.7">
            <text:p>-74.7</text:p>
          </table:table-cell>
          <table:table-cell office:value-type="float" office:value="920.0">
            <text:p>920.0</text:p>
          </table:table-cell>
          <table:table-cell office:value-type="float" office:value="160.0">
            <text:p>16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31">
            <text:p>-1.31</text:p>
          </table:table-cell>
          <table:table-cell office:value-type="float" office:value="0.8014">
            <text:p>0.8014</text:p>
          </table:table-cell>
          <table:table-cell office:value-type="float" office:value="0.8014">
            <text:p>0.8014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QC-847">
            <text:p>QC-847</text:p>
          </table:table-cell>
          <table:table-cell office:value-type="float" office:value="40.4">
            <text:p>40.4</text:p>
          </table:table-cell>
          <table:table-cell office:value-type="float" office:value="-74.3">
            <text:p>-74.3</text:p>
          </table:table-cell>
          <table:table-cell office:value-type="float" office:value="1960.0">
            <text:p>1960.0</text:p>
          </table:table-cell>
          <table:table-cell office:value-type="float" office:value="130.0">
            <text:p>1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845">
            <text:p>-2.845</text:p>
          </table:table-cell>
          <table:table-cell office:value-type="float" office:value="0.8505">
            <text:p>0.8505</text:p>
          </table:table-cell>
          <table:table-cell office:value-type="float" office:value="0.8505">
            <text:p>0.8505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QC-845">
            <text:p>QC-845</text:p>
          </table:table-cell>
          <table:table-cell office:value-type="float" office:value="40.4">
            <text:p>40.4</text:p>
          </table:table-cell>
          <table:table-cell office:value-type="float" office:value="-74.3">
            <text:p>-74.3</text:p>
          </table:table-cell>
          <table:table-cell office:value-type="float" office:value="4820.0">
            <text:p>4820.0</text:p>
          </table:table-cell>
          <table:table-cell office:value-type="float" office:value="95.0">
            <text:p>9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.945">
            <text:p>-10.945</text:p>
          </table:table-cell>
          <table:table-cell office:value-type="float" office:value="0.8566">
            <text:p>0.8566</text:p>
          </table:table-cell>
          <table:table-cell office:value-type="float" office:value="0.8566">
            <text:p>0.8566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New_Jersey-12">
            <text:p>New_Jersey-12</text:p>
          </table:table-cell>
          <table:table-cell office:value-type="float" office:value="39.561">
            <text:p>39.561</text:p>
          </table:table-cell>
          <table:table-cell office:value-type="float" office:value="-74.349">
            <text:p>-74.349</text:p>
          </table:table-cell>
          <table:table-cell office:value-type="float" office:value="3035.0">
            <text:p>3035.0</text:p>
          </table:table-cell>
          <table:table-cell office:value-type="float" office:value="120.0">
            <text:p>12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045">
            <text:p>-4.045</text:p>
          </table:table-cell>
          <table:table-cell office:value-type="float" office:value="0.7701">
            <text:p>0.7701</text:p>
          </table:table-cell>
          <table:table-cell office:value-type="float" office:value="0.7701">
            <text:p>0.7701</text:p>
          </table:table-cell>
          <table:table-cell office:value-type="string" office:value="Psuty1986,EngelhartHorton2012">
            <text:p>Psuty1986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New_Jersey-13">
            <text:p>New_Jersey-13</text:p>
          </table:table-cell>
          <table:table-cell office:value-type="float" office:value="39.664">
            <text:p>39.664</text:p>
          </table:table-cell>
          <table:table-cell office:value-type="float" office:value="-74.099">
            <text:p>-74.099</text:p>
          </table:table-cell>
          <table:table-cell office:value-type="float" office:value="8800.0">
            <text:p>8800.0</text:p>
          </table:table-cell>
          <table:table-cell office:value-type="float" office:value="170.0">
            <text:p>170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8">
            <text:p>-3.8</text:p>
          </table:table-cell>
          <table:table-cell office:value-type="float" office:value="1.0927">
            <text:p>1.0927</text:p>
          </table:table-cell>
          <table:table-cell office:value-type="float" office:value="1.0927">
            <text:p>1.0927</text:p>
          </table:table-cell>
          <table:table-cell office:value-type="string" office:value="MillerEtal2009,EngelhartHorton2012">
            <text:p>MillerEtal2009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New_Jersey-11">
            <text:p>New_Jersey-11</text:p>
          </table:table-cell>
          <table:table-cell office:value-type="float" office:value="39.549">
            <text:p>39.549</text:p>
          </table:table-cell>
          <table:table-cell office:value-type="float" office:value="-74.342">
            <text:p>-74.342</text:p>
          </table:table-cell>
          <table:table-cell office:value-type="float" office:value="6380.0">
            <text:p>6380.0</text:p>
          </table:table-cell>
          <table:table-cell office:value-type="float" office:value="355.0">
            <text:p>355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7.89">
            <text:p>-7.89</text:p>
          </table:table-cell>
          <table:table-cell office:value-type="float" office:value="0.5506">
            <text:p>0.5506</text:p>
          </table:table-cell>
          <table:table-cell office:value-type="float" office:value="0.5506">
            <text:p>0.5506</text:p>
          </table:table-cell>
          <table:table-cell office:value-type="string" office:value="Psuty1986,EngelhartHorton2012">
            <text:p>Psuty1986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New_Jersey-15">
            <text:p>New_Jersey-15</text:p>
          </table:table-cell>
          <table:table-cell office:value-type="float" office:value="40.439">
            <text:p>40.439</text:p>
          </table:table-cell>
          <table:table-cell office:value-type="float" office:value="-74.273">
            <text:p>-74.273</text:p>
          </table:table-cell>
          <table:table-cell office:value-type="float" office:value="4330.0">
            <text:p>4330.0</text:p>
          </table:table-cell>
          <table:table-cell office:value-type="float" office:value="460.0">
            <text:p>46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22.0">
            <text:p>-22.0</text:p>
          </table:table-cell>
          <table:table-cell office:value-type="float" office:value="97.0">
            <text:p>97.0</text:p>
          </table:table-cell>
          <table:table-cell office:value-type="float" office:value="-1.0">
            <text:p>-1.0</text:p>
          </table:table-cell>
          <table:table-cell office:value-type="float" office:value="-10.29">
            <text:p>-10.29</text:p>
          </table:table-cell>
          <table:table-cell office:value-type="float" office:value="0.5906">
            <text:p>0.5906</text:p>
          </table:table-cell>
          <table:table-cell office:value-type="float" office:value="0.5906">
            <text:p>0.5906</text:p>
          </table:table-cell>
          <table:table-cell office:value-type="string" office:value="Psuty1986,EngelhartHorton2012">
            <text:p>Psuty1986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OS-70442">
            <text:p>OS-70442</text:p>
          </table:table-cell>
          <table:table-cell office:value-type="float" office:value="39.495">
            <text:p>39.495</text:p>
          </table:table-cell>
          <table:table-cell office:value-type="float" office:value="-74.4183">
            <text:p>-74.4183</text:p>
          </table:table-cell>
          <table:table-cell office:value-type="float" office:value="1249.0">
            <text:p>1249.0</text:p>
          </table:table-cell>
          <table:table-cell office:value-type="float" office:value="13.0">
            <text:p>13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43">
            <text:p>-2.43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EngelhartHorton2012">
            <text:p>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GX-19017">
            <text:p>GX-19017</text:p>
          </table:table-cell>
          <table:table-cell office:value-type="float" office:value="39.803">
            <text:p>39.803</text:p>
          </table:table-cell>
          <table:table-cell office:value-type="float" office:value="-74.094">
            <text:p>-74.094</text:p>
          </table:table-cell>
          <table:table-cell office:value-type="float" office:value="5625.0">
            <text:p>5625.0</text:p>
          </table:table-cell>
          <table:table-cell office:value-type="float" office:value="200.0">
            <text:p>2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.38">
            <text:p>-10.38</text:p>
          </table:table-cell>
          <table:table-cell office:value-type="float" office:value="0.67">
            <text:p>0.67</text:p>
          </table:table-cell>
          <table:table-cell office:value-type="float" office:value="0.67">
            <text:p>0.67</text:p>
          </table:table-cell>
          <table:table-cell office:value-type="string" office:value="MillerEtal2009,EngelhartHorton2012">
            <text:p>MillerEtal2009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QC-1399">
            <text:p>QC-1399</text:p>
          </table:table-cell>
          <table:table-cell office:value-type="float" office:value="40.46">
            <text:p>40.46</text:p>
          </table:table-cell>
          <table:table-cell office:value-type="float" office:value="-74.18">
            <text:p>-74.18</text:p>
          </table:table-cell>
          <table:table-cell office:value-type="float" office:value="2700.0">
            <text:p>2700.0</text:p>
          </table:table-cell>
          <table:table-cell office:value-type="float" office:value="150.0">
            <text:p>150.0</text:p>
          </table:table-cell>
          <table:table-cell office:value-type="string" office:value="Organic sediment">
            <text:p>Organic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8769">
            <text:p>-0.8769</text:p>
          </table:table-cell>
          <table:table-cell office:value-type="float" office:value="0.16309506430300091">
            <text:p>0.16309506430300091</text:p>
          </table:table-cell>
          <table:table-cell office:value-type="float" office:value="0.16309506430300091">
            <text:p>0.16309506430300091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OS-70443">
            <text:p>OS-70443</text:p>
          </table:table-cell>
          <table:table-cell office:value-type="float" office:value="39.495">
            <text:p>39.495</text:p>
          </table:table-cell>
          <table:table-cell office:value-type="float" office:value="-74.4183">
            <text:p>-74.4183</text:p>
          </table:table-cell>
          <table:table-cell office:value-type="float" office:value="1502.0">
            <text:p>1502.0</text:p>
          </table:table-cell>
          <table:table-cell office:value-type="float" office:value="14.0">
            <text:p>14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7">
            <text:p>-2.7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EngelhartHorton2012">
            <text:p>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OS-70444">
            <text:p>OS-70444</text:p>
          </table:table-cell>
          <table:table-cell office:value-type="float" office:value="39.495">
            <text:p>39.495</text:p>
          </table:table-cell>
          <table:table-cell office:value-type="float" office:value="-74.4183">
            <text:p>-74.4183</text:p>
          </table:table-cell>
          <table:table-cell office:value-type="float" office:value="1188.0">
            <text:p>1188.0</text:p>
          </table:table-cell>
          <table:table-cell office:value-type="float" office:value="30.0">
            <text:p>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23">
            <text:p>-2.23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EngelhartHorton2012">
            <text:p>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New_Jersey-9">
            <text:p>New_Jersey-9</text:p>
          </table:table-cell>
          <table:table-cell office:value-type="float" office:value="39.522">
            <text:p>39.522</text:p>
          </table:table-cell>
          <table:table-cell office:value-type="float" office:value="-74.324">
            <text:p>-74.324</text:p>
          </table:table-cell>
          <table:table-cell office:value-type="float" office:value="4495.0">
            <text:p>4495.0</text:p>
          </table:table-cell>
          <table:table-cell office:value-type="float" office:value="125.0">
            <text:p>12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8.345">
            <text:p>-8.345</text:p>
          </table:table-cell>
          <table:table-cell office:value-type="float" office:value="0.7818">
            <text:p>0.7818</text:p>
          </table:table-cell>
          <table:table-cell office:value-type="float" office:value="0.7818">
            <text:p>0.7818</text:p>
          </table:table-cell>
          <table:table-cell office:value-type="string" office:value="Psuty1986,EngelhartHorton2012">
            <text:p>Psuty1986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New_Jersey-8">
            <text:p>New_Jersey-8</text:p>
          </table:table-cell>
          <table:table-cell office:value-type="float" office:value="39.522">
            <text:p>39.522</text:p>
          </table:table-cell>
          <table:table-cell office:value-type="float" office:value="-74.324">
            <text:p>-74.324</text:p>
          </table:table-cell>
          <table:table-cell office:value-type="float" office:value="4175.0">
            <text:p>4175.0</text:p>
          </table:table-cell>
          <table:table-cell office:value-type="float" office:value="145.0">
            <text:p>14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8.345">
            <text:p>-8.345</text:p>
          </table:table-cell>
          <table:table-cell office:value-type="float" office:value="0.7818">
            <text:p>0.7818</text:p>
          </table:table-cell>
          <table:table-cell office:value-type="float" office:value="0.7818">
            <text:p>0.7818</text:p>
          </table:table-cell>
          <table:table-cell office:value-type="string" office:value="Psuty1986,EngelhartHorton2012">
            <text:p>Psuty1986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New_Jersey-14">
            <text:p>New_Jersey-14</text:p>
          </table:table-cell>
          <table:table-cell office:value-type="float" office:value="40.435">
            <text:p>40.435</text:p>
          </table:table-cell>
          <table:table-cell office:value-type="float" office:value="-74.281">
            <text:p>-74.281</text:p>
          </table:table-cell>
          <table:table-cell office:value-type="float" office:value="6020.0">
            <text:p>6020.0</text:p>
          </table:table-cell>
          <table:table-cell office:value-type="float" office:value="215.0">
            <text:p>215.0</text:p>
          </table:table-cell>
          <table:table-cell office:value-type="string" office:value="Cedar peat">
            <text:p>Cedar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7.59">
            <text:p>-7.59</text:p>
          </table:table-cell>
          <table:table-cell office:value-type="float" office:value="0.5872">
            <text:p>0.5872</text:p>
          </table:table-cell>
          <table:table-cell office:value-type="float" office:value="0.5872">
            <text:p>0.5872</text:p>
          </table:table-cell>
          <table:table-cell office:value-type="string" office:value="Psuty1986,EngelhartHorton2012">
            <text:p>Psuty1986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New_Jersey-7">
            <text:p>New_Jersey-7</text:p>
          </table:table-cell>
          <table:table-cell office:value-type="float" office:value="39.42">
            <text:p>39.42</text:p>
          </table:table-cell>
          <table:table-cell office:value-type="float" office:value="-74.354">
            <text:p>-74.354</text:p>
          </table:table-cell>
          <table:table-cell office:value-type="float" office:value="1420.0">
            <text:p>1420.0</text:p>
          </table:table-cell>
          <table:table-cell office:value-type="float" office:value="40.0">
            <text:p>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595">
            <text:p>-2.595</text:p>
          </table:table-cell>
          <table:table-cell office:value-type="float" office:value="0.6844">
            <text:p>0.6844</text:p>
          </table:table-cell>
          <table:table-cell office:value-type="float" office:value="0.6844">
            <text:p>0.6844</text:p>
          </table:table-cell>
          <table:table-cell office:value-type="string" office:value="DonnellyEtal2001,EngelhartHorton2012">
            <text:p>DonnellyEtal2001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GX-31527">
            <text:p>GX-31527</text:p>
          </table:table-cell>
          <table:table-cell office:value-type="float" office:value="39.304">
            <text:p>39.304</text:p>
          </table:table-cell>
          <table:table-cell office:value-type="float" office:value="-74.588">
            <text:p>-74.588</text:p>
          </table:table-cell>
          <table:table-cell office:value-type="float" office:value="2330.0">
            <text:p>2330.0</text:p>
          </table:table-cell>
          <table:table-cell office:value-type="float" office:value="70.0">
            <text:p>70.0</text:p>
          </table:table-cell>
          <table:table-cell office:value-type="string" office:value="Elphidium spp.">
            <text:p>Elphidium spp.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3.6">
            <text:p>-3.6</text:p>
          </table:table-cell>
          <table:table-cell office:value-type="float" office:value="0.1819">
            <text:p>0.1819</text:p>
          </table:table-cell>
          <table:table-cell office:value-type="float" office:value="0.1819">
            <text:p>0.1819</text:p>
          </table:table-cell>
          <table:table-cell office:value-type="string" office:value="MillerEtal2009,EngelhartHorton2012">
            <text:p>MillerEtal2009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New_Jersey-5">
            <text:p>New_Jersey-5</text:p>
          </table:table-cell>
          <table:table-cell office:value-type="float" office:value="39.42">
            <text:p>39.42</text:p>
          </table:table-cell>
          <table:table-cell office:value-type="float" office:value="-74.354">
            <text:p>-74.354</text:p>
          </table:table-cell>
          <table:table-cell office:value-type="float" office:value="340.0">
            <text:p>340.0</text:p>
          </table:table-cell>
          <table:table-cell office:value-type="float" office:value="40.0">
            <text:p>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55">
            <text:p>-0.955</text:p>
          </table:table-cell>
          <table:table-cell office:value-type="float" office:value="0.6839">
            <text:p>0.6839</text:p>
          </table:table-cell>
          <table:table-cell office:value-type="float" office:value="0.6839">
            <text:p>0.6839</text:p>
          </table:table-cell>
          <table:table-cell office:value-type="string" office:value="DonnellyEtal2001,EngelhartHorton2012">
            <text:p>DonnellyEtal2001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New_Jersey-4">
            <text:p>New_Jersey-4</text:p>
          </table:table-cell>
          <table:table-cell office:value-type="float" office:value="39.42">
            <text:p>39.42</text:p>
          </table:table-cell>
          <table:table-cell office:value-type="float" office:value="-74.354">
            <text:p>-74.354</text:p>
          </table:table-cell>
          <table:table-cell office:value-type="float" office:value="240.0">
            <text:p>240.0</text:p>
          </table:table-cell>
          <table:table-cell office:value-type="float" office:value="50.0">
            <text:p>5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695">
            <text:p>-1.695</text:p>
          </table:table-cell>
          <table:table-cell office:value-type="float" office:value="0.6841">
            <text:p>0.6841</text:p>
          </table:table-cell>
          <table:table-cell office:value-type="float" office:value="0.6841">
            <text:p>0.6841</text:p>
          </table:table-cell>
          <table:table-cell office:value-type="string" office:value="DonnellyEtal2001,EngelhartHorton2012">
            <text:p>DonnellyEtal2001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New_Jersey-3">
            <text:p>New_Jersey-3</text:p>
          </table:table-cell>
          <table:table-cell office:value-type="float" office:value="39.42">
            <text:p>39.42</text:p>
          </table:table-cell>
          <table:table-cell office:value-type="float" office:value="-74.354">
            <text:p>-74.354</text:p>
          </table:table-cell>
          <table:table-cell office:value-type="float" office:value="210.0">
            <text:p>210.0</text:p>
          </table:table-cell>
          <table:table-cell office:value-type="float" office:value="50.0">
            <text:p>5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845">
            <text:p>-0.845</text:p>
          </table:table-cell>
          <table:table-cell office:value-type="float" office:value="0.6839">
            <text:p>0.6839</text:p>
          </table:table-cell>
          <table:table-cell office:value-type="float" office:value="0.6839">
            <text:p>0.6839</text:p>
          </table:table-cell>
          <table:table-cell office:value-type="string" office:value="DonnellyEtal2001,EngelhartHorton2012">
            <text:p>DonnellyEtal2001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New_Jersey-2">
            <text:p>New_Jersey-2</text:p>
          </table:table-cell>
          <table:table-cell office:value-type="float" office:value="39.417">
            <text:p>39.417</text:p>
          </table:table-cell>
          <table:table-cell office:value-type="float" office:value="-74.256">
            <text:p>-74.256</text:p>
          </table:table-cell>
          <table:table-cell office:value-type="float" office:value="7690.0">
            <text:p>7690.0</text:p>
          </table:table-cell>
          <table:table-cell office:value-type="float" office:value="50.0">
            <text:p>5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7.365">
            <text:p>-17.365</text:p>
          </table:table-cell>
          <table:table-cell office:value-type="float" office:value="0.6043">
            <text:p>0.6043</text:p>
          </table:table-cell>
          <table:table-cell office:value-type="float" office:value="0.6043">
            <text:p>0.6043</text:p>
          </table:table-cell>
          <table:table-cell office:value-type="string" office:value="MillerEtal2009,EngelhartHorton2012">
            <text:p>MillerEtal2009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New_Jersey-19">
            <text:p>New_Jersey-19</text:p>
          </table:table-cell>
          <table:table-cell office:value-type="float" office:value="40.446">
            <text:p>40.446</text:p>
          </table:table-cell>
          <table:table-cell office:value-type="float" office:value="-74.161">
            <text:p>-74.161</text:p>
          </table:table-cell>
          <table:table-cell office:value-type="float" office:value="2695.0">
            <text:p>2695.0</text:p>
          </table:table-cell>
          <table:table-cell office:value-type="float" office:value="145.0">
            <text:p>145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54">
            <text:p>-0.54</text:p>
          </table:table-cell>
          <table:table-cell office:value-type="float" office:value="0.5816">
            <text:p>0.5816</text:p>
          </table:table-cell>
          <table:table-cell office:value-type="float" office:value="0.5816">
            <text:p>0.5816</text:p>
          </table:table-cell>
          <table:table-cell office:value-type="string" office:value="Psuty1986,EngelhartHorton2012">
            <text:p>Psuty1986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New_Jersey-18">
            <text:p>New_Jersey-18</text:p>
          </table:table-cell>
          <table:table-cell office:value-type="float" office:value="40.446">
            <text:p>40.446</text:p>
          </table:table-cell>
          <table:table-cell office:value-type="float" office:value="-74.161">
            <text:p>-74.161</text:p>
          </table:table-cell>
          <table:table-cell office:value-type="float" office:value="660.0">
            <text:p>660.0</text:p>
          </table:table-cell>
          <table:table-cell office:value-type="float" office:value="110.0">
            <text:p>110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59">
            <text:p>-0.59</text:p>
          </table:table-cell>
          <table:table-cell office:value-type="float" office:value="0.5816">
            <text:p>0.5816</text:p>
          </table:table-cell>
          <table:table-cell office:value-type="float" office:value="0.5816">
            <text:p>0.5816</text:p>
          </table:table-cell>
          <table:table-cell office:value-type="string" office:value="Psuty1986,EngelhartHorton2012">
            <text:p>Psuty1986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New_Jersey-17">
            <text:p>New_Jersey-17</text:p>
          </table:table-cell>
          <table:table-cell office:value-type="float" office:value="40.439">
            <text:p>40.439</text:p>
          </table:table-cell>
          <table:table-cell office:value-type="float" office:value="-74.273">
            <text:p>-74.273</text:p>
          </table:table-cell>
          <table:table-cell office:value-type="float" office:value="7735.0">
            <text:p>7735.0</text:p>
          </table:table-cell>
          <table:table-cell office:value-type="float" office:value="195.0">
            <text:p>195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1.79">
            <text:p>-11.79</text:p>
          </table:table-cell>
          <table:table-cell office:value-type="float" office:value="0.5946">
            <text:p>0.5946</text:p>
          </table:table-cell>
          <table:table-cell office:value-type="float" office:value="0.5946">
            <text:p>0.5946</text:p>
          </table:table-cell>
          <table:table-cell office:value-type="string" office:value="Psuty1986,EngelhartHorton2012">
            <text:p>Psuty1986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New_Jersey-16">
            <text:p>New_Jersey-16</text:p>
          </table:table-cell>
          <table:table-cell office:value-type="float" office:value="40.439">
            <text:p>40.439</text:p>
          </table:table-cell>
          <table:table-cell office:value-type="float" office:value="-74.273">
            <text:p>-74.273</text:p>
          </table:table-cell>
          <table:table-cell office:value-type="float" office:value="6610.0">
            <text:p>6610.0</text:p>
          </table:table-cell>
          <table:table-cell office:value-type="float" office:value="215.0">
            <text:p>215.0</text:p>
          </table:table-cell>
          <table:table-cell office:value-type="string" office:value="Cedar peat">
            <text:p>Cedar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0.99">
            <text:p>-10.99</text:p>
          </table:table-cell>
          <table:table-cell office:value-type="float" office:value="0.59">
            <text:p>0.59</text:p>
          </table:table-cell>
          <table:table-cell office:value-type="float" office:value="0.59">
            <text:p>0.59</text:p>
          </table:table-cell>
          <table:table-cell office:value-type="string" office:value="Psuty1986,EngelhartHorton2012">
            <text:p>Psuty1986,EngelhartHorton2012</text:p>
          </table:table-cell>
        </table:table-row>
        <table:table-row>
          <table:table-cell office:value-type="string" office:value="New_Jersey">
            <text:p>New_Jersey</text:p>
          </table:table-cell>
          <table:table-cell office:value-type="string" office:value="radiocarbon">
            <text:p>radiocarbon</text:p>
          </table:table-cell>
          <table:table-cell office:value-type="string" office:value="New_Jersey-6">
            <text:p>New_Jersey-6</text:p>
          </table:table-cell>
          <table:table-cell office:value-type="float" office:value="39.42">
            <text:p>39.42</text:p>
          </table:table-cell>
          <table:table-cell office:value-type="float" office:value="-74.354">
            <text:p>-74.354</text:p>
          </table:table-cell>
          <table:table-cell office:value-type="float" office:value="450.0">
            <text:p>450.0</text:p>
          </table:table-cell>
          <table:table-cell office:value-type="float" office:value="50.0">
            <text:p>5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815">
            <text:p>-0.815</text:p>
          </table:table-cell>
          <table:table-cell office:value-type="float" office:value="0.6839">
            <text:p>0.6839</text:p>
          </table:table-cell>
          <table:table-cell office:value-type="float" office:value="0.6839">
            <text:p>0.6839</text:p>
          </table:table-cell>
          <table:table-cell office:value-type="string" office:value="DonnellyEtal2001,EngelhartHorton2012">
            <text:p>DonnellyEtal2001,EngelhartHorton20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